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1ca4b" officeooo:paragraph-rsid="0011ca4b"/>
    </style:style>
    <style:style style:name="P2" style:family="paragraph" style:parent-style-name="Title">
      <style:text-properties fo:language="en" fo:country="US" officeooo:rsid="0011ca4b" officeooo:paragraph-rsid="0011ca4b"/>
    </style:style>
    <style:style style:name="P3" style:family="paragraph" style:parent-style-name="Text_20_body">
      <style:text-properties fo:language="en" fo:country="US" officeooo:rsid="0011ca4b" officeooo:paragraph-rsid="00155e1b"/>
    </style:style>
    <style:style style:name="P4" style:family="paragraph" style:parent-style-name="Text_20_body">
      <style:text-properties fo:language="en" fo:country="US" officeooo:rsid="00155e1b" officeooo:paragraph-rsid="00155e1b"/>
    </style:style>
    <style:style style:name="P5" style:family="paragraph" style:parent-style-name="Text_20_body">
      <style:text-properties fo:language="en" fo:country="US" officeooo:rsid="001916d7" officeooo:paragraph-rsid="001916d7"/>
    </style:style>
    <style:style style:name="P6" style:family="paragraph" style:parent-style-name="Text_20_body">
      <style:text-properties fo:language="en" fo:country="US" officeooo:rsid="001d9594" officeooo:paragraph-rsid="001d9594"/>
    </style:style>
    <style:style style:name="P7" style:family="paragraph" style:parent-style-name="Text_20_body">
      <style:text-properties fo:language="en" fo:country="US" officeooo:rsid="001ba7a1" officeooo:paragraph-rsid="002fd28d"/>
    </style:style>
    <style:style style:name="P8" style:family="paragraph" style:parent-style-name="Text_20_body">
      <style:text-properties fo:language="en" fo:country="US" officeooo:rsid="001db61c" officeooo:paragraph-rsid="00334f5f"/>
    </style:style>
    <style:style style:name="P9" style:family="paragraph" style:parent-style-name="Text_20_body">
      <style:text-properties fo:language="en" fo:country="US" officeooo:rsid="001d4304" officeooo:paragraph-rsid="00302503"/>
    </style:style>
    <style:style style:name="P10" style:family="paragraph" style:parent-style-name="Text_20_body">
      <style:text-properties fo:language="en" fo:country="US" officeooo:rsid="002ac3ac" officeooo:paragraph-rsid="002ac3ac"/>
    </style:style>
    <style:style style:name="P11" style:family="paragraph" style:parent-style-name="Text_20_body">
      <style:text-properties fo:language="en" fo:country="US" officeooo:rsid="0015bada" officeooo:paragraph-rsid="002bb365"/>
    </style:style>
    <style:style style:name="P12" style:family="paragraph" style:parent-style-name="Text_20_body">
      <style:text-properties fo:language="en" fo:country="US" officeooo:paragraph-rsid="00350b13"/>
    </style:style>
    <style:style style:name="P13" style:family="paragraph" style:parent-style-name="Text_20_body">
      <style:text-properties fo:language="en" fo:country="US" officeooo:paragraph-rsid="00356d83"/>
    </style:style>
    <style:style style:name="P14" style:family="paragraph" style:parent-style-name="Text_20_body">
      <style:text-properties fo:language="en" fo:country="US" officeooo:rsid="001c5bc4" officeooo:paragraph-rsid="002fd28d"/>
    </style:style>
    <style:style style:name="P15" style:family="paragraph" style:parent-style-name="Heading_20_2">
      <style:text-properties fo:language="en" fo:country="US" officeooo:rsid="00177d68" officeooo:paragraph-rsid="00177d68"/>
    </style:style>
    <style:style style:name="P16" style:family="paragraph" style:parent-style-name="Heading_20_2">
      <style:text-properties fo:language="en" fo:country="US" officeooo:rsid="001ba7a1" officeooo:paragraph-rsid="001ba7a1"/>
    </style:style>
    <style:style style:name="P17" style:family="paragraph" style:parent-style-name="Heading_20_2">
      <style:text-properties fo:language="en" fo:country="US" officeooo:rsid="001db61c" officeooo:paragraph-rsid="001db61c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fo:language="en" fo:country="US" officeooo:rsid="00302503" officeooo:paragraph-rsid="00302503"/>
    </style:style>
    <style:style style:name="T1" style:family="text">
      <style:text-properties officeooo:rsid="0013582f"/>
    </style:style>
    <style:style style:name="T2" style:family="text">
      <style:text-properties officeooo:rsid="00151e5e"/>
    </style:style>
    <style:style style:name="T3" style:family="text">
      <style:text-properties officeooo:rsid="00153e8b"/>
    </style:style>
    <style:style style:name="T4" style:family="text">
      <style:text-properties officeooo:rsid="00155e1b"/>
    </style:style>
    <style:style style:name="T5" style:family="text">
      <style:text-properties officeooo:rsid="0015c1b2"/>
    </style:style>
    <style:style style:name="T6" style:family="text">
      <style:text-properties officeooo:rsid="0016ad1a"/>
    </style:style>
    <style:style style:name="T7" style:family="text">
      <style:text-properties officeooo:rsid="00177d68"/>
    </style:style>
    <style:style style:name="T8" style:family="text">
      <style:text-properties officeooo:rsid="001a497f"/>
    </style:style>
    <style:style style:name="T9" style:family="text">
      <style:text-properties officeooo:rsid="001c676f"/>
    </style:style>
    <style:style style:name="T10" style:family="text">
      <style:text-properties officeooo:rsid="001d9594"/>
    </style:style>
    <style:style style:name="T11" style:family="text">
      <style:text-properties officeooo:rsid="0027126b"/>
    </style:style>
    <style:style style:name="T12" style:family="text">
      <style:text-properties officeooo:rsid="0028cde7"/>
    </style:style>
    <style:style style:name="T13" style:family="text">
      <style:text-properties officeooo:rsid="002bb365"/>
    </style:style>
    <style:style style:name="T14" style:family="text">
      <style:text-properties officeooo:rsid="002bfec8"/>
    </style:style>
    <style:style style:name="T15" style:family="text">
      <style:text-properties officeooo:rsid="002c6626"/>
    </style:style>
    <style:style style:name="T16" style:family="text">
      <style:text-properties officeooo:rsid="002ca482"/>
    </style:style>
    <style:style style:name="T17" style:family="text">
      <style:text-properties officeooo:rsid="002e9ddb"/>
    </style:style>
    <style:style style:name="T18" style:family="text">
      <style:text-properties officeooo:rsid="002ec940"/>
    </style:style>
    <style:style style:name="T19" style:family="text">
      <style:text-properties officeooo:rsid="002fd28d"/>
    </style:style>
    <style:style style:name="T20" style:family="text">
      <style:text-properties officeooo:rsid="00302503"/>
    </style:style>
    <style:style style:name="T21" style:family="text">
      <style:text-properties officeooo:rsid="0031ea89"/>
    </style:style>
    <style:style style:name="T22" style:family="text">
      <style:text-properties officeooo:rsid="00324bd1"/>
    </style:style>
    <style:style style:name="T23" style:family="text">
      <style:text-properties officeooo:rsid="00334f5f"/>
    </style:style>
    <style:style style:name="T24" style:family="text">
      <style:text-properties officeooo:rsid="00345008"/>
    </style:style>
    <style:style style:name="T25" style:family="text">
      <style:text-properties officeooo:rsid="00350b13"/>
    </style:style>
    <style:style style:name="T26" style:family="text">
      <style:text-properties officeooo:rsid="00356d83"/>
    </style:style>
    <style:style style:name="T27" style:family="text">
      <style:text-properties officeooo:rsid="00359d8d"/>
    </style:style>
    <style:style style:name="T28" style:family="text">
      <style:text-properties officeooo:rsid="0036fc01"/>
    </style:style>
    <style:style style:name="T29" style:family="text">
      <style:text-properties officeooo:rsid="003a2a96"/>
    </style:style>
    <style:style style:name="T30" style:family="text">
      <style:text-properties officeooo:rsid="003b0bb9"/>
    </style:style>
    <style:style style:name="T31" style:family="text">
      <style:text-properties officeooo:rsid="003cc030"/>
    </style:style>
    <style:style style:name="T32" style:family="text">
      <style:text-properties officeooo:rsid="003d10cd"/>
    </style:style>
    <style:style style:name="T33" style:family="text">
      <style:text-properties officeooo:rsid="003d213c"/>
    </style:style>
    <style:style style:name="T34" style:family="text">
      <style:text-properties officeooo:rsid="003e149b"/>
    </style:style>
    <style:style style:name="T35" style:family="text">
      <style:text-properties officeooo:rsid="003f3631"/>
    </style:style>
    <style:style style:name="T36" style:family="text">
      <style:text-properties officeooo:rsid="0040d665"/>
    </style:style>
    <style:style style:name="T37" style:family="text">
      <style:text-properties officeooo:rsid="0041f3af"/>
    </style:style>
    <style:style style:name="T38" style:family="text">
      <style:text-properties officeooo:rsid="00423fb6"/>
    </style:style>
    <style:style style:name="T39" style:family="text">
      <style:text-properties officeooo:rsid="004409de"/>
    </style:style>
    <style:style style:name="T40" style:family="text">
      <style:text-properties officeooo:rsid="00454039"/>
    </style:style>
    <style:style style:name="T41" style:family="text">
      <style:text-properties officeooo:rsid="00484acc"/>
    </style:style>
    <style:style style:name="T42" style:family="text">
      <style:text-properties officeooo:rsid="004b447f"/>
    </style:style>
    <style:style style:name="T43" style:family="text">
      <style:text-properties officeooo:rsid="004baa8b"/>
    </style:style>
    <style:style style:name="T44" style:family="text">
      <style:text-properties officeooo:rsid="004cfd79"/>
    </style:style>
    <style:style style:name="T45" style:family="text">
      <style:text-properties officeooo:rsid="004e45a0"/>
    </style:style>
    <style:style style:name="T46" style:family="text">
      <style:text-properties officeooo:rsid="004f647c"/>
    </style:style>
    <style:style style:name="T47" style:family="text">
      <style:text-properties officeooo:rsid="0050b195"/>
    </style:style>
    <style:style style:name="T48" style:family="text">
      <style:text-properties officeooo:rsid="0051b7fe"/>
    </style:style>
    <style:style style:name="T49" style:family="text">
      <style:text-properties officeooo:rsid="00545570"/>
    </style:style>
    <style:style style:name="T50" style:family="text">
      <style:text-properties officeooo:rsid="00558bbc"/>
    </style:style>
    <style:style style:name="T51" style:family="text">
      <style:text-properties officeooo:rsid="00584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ting Things Done</text:p>
      <text:p text:style-name="P1"/>
      <text:p text:style-name="P1">Getting Things Done (GTD) is a <text:span text:style-name="T1">time</text:span> management system created by David Allen.</text:p>
      <text:p text:style-name="P3">David Allen is an author born in 1945. <text:span text:style-name="T29">H</text:span><text:span text:style-name="T1">e graduated in American History from the “New College of Florida” in Sarasota, Florida. </text:span><text:span text:style-name="T4">A</text:span><text:span text:style-name="T2">fter graduating he began consuming heroin and was even institutionalized. </text:span><text:span text:style-name="T30">Regarding</text:span><text:span text:style-name="T2"> jobs, he </text:span><text:span text:style-name="T11">had a</text:span><text:span text:style-name="T12">n</text:span><text:span text:style-name="T11">, what I would call, exciting </text:span><text:span text:style-name="T32">r</text:span><text:span text:style-name="T11">oller coaster ride </text:span><text:span text:style-name="T12">through</text:span><text:span text:style-name="T11"> the job market. </text:span><text:span text:style-name="T2">For instance, he worked as a magician, waiter, karate teacher, landscaper, vitamin distributor, travel agent and even as a restaurant </text:span><text:span text:style-name="T31">chef</text:span><text:span text:style-name="T2">. </text:span><text:span text:style-name="T33">He therefore</text:span><text:span text:style-name="T3"> claims to have had 35 professions before </text:span><text:span text:style-name="T34">t</text:span><text:span text:style-name="T3">he age of 35.</text:span></text:p>
      <text:p text:style-name="P10">The GTD method is divided into 5 steps:</text:p>
      <text:h text:style-name="P15" text:outline-level="2">Step 1: Capture</text:h>
      <text:p text:style-name="P11">Getting Things Done is all about the theory that our bra<text:span text:style-name="T13">i</text:span>n is meant to get ideas and not to keep them. Therefore it is key to note down everything that flashes <text:span text:style-name="T6">your </text:span>mind. <text:span text:style-name="T5">This can </text:span><text:span text:style-name="T13">either</text:span><text:span text:style-name="T5"> be emails, ideas, tasks or things that people say to you. </text:span><text:span text:style-name="T13">Taking note</text:span><text:span text:style-name="T35">s</text:span><text:span text:style-name="T13"> of everything, results in a cleared mind, which helps your brain to </text:span><text:span text:style-name="T36">develop</text:span><text:span text:style-name="T13"> new ideas besides never forgetting about the existing ones.</text:span></text:p>
      <text:h text:style-name="P15" text:outline-level="2">Step 2: Processing</text:h>
      <text:p text:style-name="P5"><text:span text:style-name="T7">T</text:span>ake you<text:span text:style-name="T10">r</text:span> notes and filter them for tasks that <text:span text:style-name="T14">are going to </text:span>take less than 2 <text:span text:style-name="T37">m</text:span>inutes. If you find such a task, <text:span text:style-name="T14">dedicate two </text:span><text:span text:style-name="T38">minutes </text:span><text:span text:style-name="T14">or less for it and complete it w</text:span>ithout hesitation. <text:span text:style-name="T8">All the other </text:span><text:span text:style-name="T15">tasks</text:span><text:span text:style-name="T8"> should be </text:span><text:span text:style-name="T39">collected</text:span><text:span text:style-name="T8"> in an action list. </text:span></text:p>
      <text:p text:style-name="P6">For the tasks that are not actionable right in the moment <text:span text:style-name="T16">and the near future</text:span>, you should create a list <text:span text:style-name="T40">of </text:span>all your ideas and notes that you want to deal with in the future. A great example would be a business idea that you can’t realize in the moment, but you don’t want to forget <text:span text:style-name="T17">and therefore add to your future list.</text:span></text:p>
      <text:h text:style-name="P16" text:outline-level="2">Step 3: Organizing</text:h>
      <text:p text:style-name="P7">Tasks within the same project <text:span text:style-name="T18">or subject</text:span>, like “do the dishes” and “clean your room”, should be <text:span text:style-name="T41">put</text:span> together in groups like (in our example) “Household”. </text:p>
      <text:p text:style-name="P14">Tasks with a deadline should <text:span text:style-name="T42">be put in your calendar in order</text:span> to get notified if the deadline approaches.</text:p>
      <text:p text:style-name="P7"><text:span text:style-name="T19">In addition,</text:span><text:span text:style-name="T9"> the tasks should be sorted by context. </text:span></text:p>
      <text:h text:style-name="P17" text:outline-level="2">Step 4: Review</text:h>
      <text:p text:style-name="P8">You should review your items <text:span text:style-name="T43">on a weekly basis</text:span> and look for irregularities. Everything should be organized clearly and if <text:s/><text:span text:style-name="T21">there are abnormalities, which isn’t unusual</text:span>, <text:span text:style-name="T22">the </text:span><text:span text:style-name="T44">respective</text:span><text:span text:style-name="T22"> items should be reorganized after the concept of Step 3.</text:span> The weekly reviews are like the oil in your car’s gearbox. They keep everything smooth and running. </text:p>
      <text:p text:style-name="P8"><text:soft-page-break/><text:span text:style-name="T23">Furthermore, in every review, a</text:span>sk yourself if you are heading towards your goals or if you should adapt your path a bit.</text:p>
      <text:h text:style-name="P18" text:outline-level="2">Step 5: Engage</text:h>
      <text:p text:style-name="P12">Now it’s time to actually cross off some tasks. <text:span text:style-name="T45">Put</text:span><text:span text:style-name="T24"> yourself in a productive and </text:span><text:span text:style-name="T46">enjoyable</text:span><text:span text:style-name="T24"> environment and start focusing on </text:span><text:span text:style-name="T47">the</text:span><text:span text:style-name="T24"> tasks in your calender or your todo list.</text:span></text:p>
      <text:p text:style-name="P13">During the process of engaging, <text:span text:style-name="T25">it is likely for new</text:span> items <text:span text:style-name="T25">to appear, which</text:span> you <text:span text:style-name="T48">can qu</text:span><text:span text:style-name="T25">ickly</text:span> add to your lis<text:span text:style-name="T25">t in order to clear your mind</text:span>. </text:p>
      <text:p text:style-name="P13"><text:span text:style-name="T26">Now you will be able to watch your productivity increasing exponentially and you </text:span><text:span text:style-name="T49">will </text:span><text:span text:style-name="T26">be able to reserve more time for the actions you enjoy.</text:span> <text:span text:style-name="T49">However,</text:span> <text:span text:style-name="T27">always </text:span>remember to provide the system with new oil (weekly reviews) to prevent it from scratching and breaking.</text:p>
      <text:h text:style-name="P19" text:outline-level="2">Conclusion</text:h>
      <text:p text:style-name="P9"><text:span text:style-name="T20">After all </text:span><text:span text:style-name="T51">the</text:span><text:span text:style-name="T20"> </text:span><text:span text:style-name="T28">theory and steps</text:span><text:span text:style-name="T20">, GTD is a great method to organize your life and safe time. But above is just theory and i</text:span>t <text:span text:style-name="T20">improves your productivity even more if you</text:span> adapt the GTD method to your needs. <text:span text:style-name="T28">And, as always, there is some work to do to get your system running. But if it’s running and you are providing new oil every week, it will constantly bring you joy.</text:span></text:p>
      <text:h text:style-name="P18" text:outline-level="2">Sources</text:h>
      <text:p text:style-name="P4"><text:a xlink:type="simple" xlink:href="https://en.wikipedia.org/wiki/David_Allen_(author" text:style-name="Internet_20_link" text:visited-style-name="Visited_20_Internet_20_Link">https://en.wikipedia.org/wiki/David_Allen_(author</text:a>)</text:p>
      <text:p text:style-name="P4"><text:a xlink:type="simple" xlink:href="https://en.wikipedia.org/wiki/Getting_Things_Done" text:style-name="Internet_20_link" text:visited-style-name="Visited_20_Internet_20_Link">https://en.wikipedia.org/wiki/Getting_Things_Done</text:a></text:p>
      <text:p text:style-name="P4"><text:a xlink:type="simple" xlink:href="https://www.youtube.com/watch?v=gCswMsONkwY" text:style-name="Internet_20_link" text:visited-style-name="Visited_20_Internet_20_Link">https://www.youtube.com/watch?v=gCswMsONkwY</text:a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k Reutlinger</meta:initial-creator>
    <meta:creation-date>2022-04-12T18:46:47.138387370</meta:creation-date>
    <dc:date>2022-04-15T10:27:27.288224934</dc:date>
    <dc:creator>Nick Reutlinger</dc:creator>
    <meta:editing-duration>PT1H18M33S</meta:editing-duration>
    <meta:editing-cycles>71</meta:editing-cycles>
    <meta:generator>LibreOffice/7.2.6.2$Linux_X86_64 LibreOffice_project/20$Build-2</meta:generator>
    <meta:document-statistic meta:table-count="0" meta:image-count="0" meta:object-count="0" meta:page-count="2" meta:paragraph-count="26" meta:word-count="610" meta:character-count="3547" meta:non-whitespace-character-count="2957"/>
  </office:meta>
</office:document-meta>
</file>